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fae8" officeooo:paragraph-rsid="001ffae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ffae8" officeooo:paragraph-rsid="001ffae8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216fd2" officeooo:paragraph-rsid="00216fd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0pt" fo:font-weight="normal" officeooo:rsid="00216fd2" officeooo:paragraph-rsid="00216fd2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2af0fc" officeooo:paragraph-rsid="002af0fc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3b6763" officeooo:paragraph-rsid="003b6763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3f5a8e" officeooo:paragraph-rsid="003f5a8e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3f5a8e" officeooo:paragraph-rsid="00408bfe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3f5a8e" officeooo:paragraph-rsid="005116eb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216fd2" officeooo:paragraph-rsid="00216fd2" fo:background-color="#ffff00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c9211e" fo:font-size="10pt" fo:font-weight="normal" officeooo:rsid="00216fd2" officeooo:paragraph-rsid="00216fd2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ce9178" style:font-name="Droid Sans Mono" fo:font-size="10.5pt" fo:font-weight="normal" officeooo:rsid="003b6763" officeooo:paragraph-rsid="003b6763" fo:background-color="#1e1e1e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4pt" fo:font-weight="bold" officeooo:rsid="003f5a8e" officeooo:paragraph-rsid="003f5a8e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9pt" fo:font-weight="normal" officeooo:rsid="003f5a8e" officeooo:paragraph-rsid="003f5a8e" style:font-size-asian="9pt" style:font-weight-asian="normal" style:font-size-complex="9pt" style:font-weight-complex="normal"/>
    </style:style>
    <style:style style:name="P15" style:family="paragraph" style:parent-style-name="Standard">
      <style:text-properties fo:font-size="9pt" fo:font-weight="normal" officeooo:rsid="003f5a8e" officeooo:paragraph-rsid="005116eb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9pt" fo:font-weight="normal" officeooo:rsid="00287596" officeooo:paragraph-rsid="00408bfe" style:font-size-asian="9pt" style:font-weight-asian="normal" style:font-size-complex="9pt" style:font-weight-complex="normal"/>
    </style:style>
    <style:style style:name="P17" style:family="paragraph" style:parent-style-name="Standard">
      <style:text-properties fo:font-size="9pt" fo:font-weight="normal" officeooo:rsid="00287596" officeooo:paragraph-rsid="0041d3ce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9pt" fo:font-weight="normal" officeooo:rsid="000e5ec1" officeooo:paragraph-rsid="00408bfe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9pt" fo:font-weight="normal" officeooo:rsid="000e5ec1" officeooo:paragraph-rsid="0041d3ce" style:font-size-asian="9pt" style:font-weight-asian="normal" style:font-size-complex="9pt" style:font-weight-complex="normal"/>
    </style:style>
    <style:style style:name="P20" style:family="paragraph" style:parent-style-name="Standard">
      <style:text-properties fo:font-size="9pt" fo:font-weight="normal" officeooo:rsid="000e5ec1" officeooo:paragraph-rsid="004bcc97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41d3ce" officeooo:paragraph-rsid="0041d3ce" style:font-size-asian="9pt" style:font-weight-asian="normal" style:font-size-complex="9pt" style:font-weight-complex="normal"/>
    </style:style>
    <style:style style:name="P22" style:family="paragraph" style:parent-style-name="Standard">
      <style:text-properties fo:font-size="9pt" fo:font-weight="normal" officeooo:rsid="004d7589" officeooo:paragraph-rsid="004d7589" fo:background-color="#ffff00" style:font-size-asian="9pt" style:font-weight-asian="normal" style:font-size-complex="9pt" style:font-weight-complex="normal"/>
    </style:style>
    <style:style style:name="P23" style:family="paragraph" style:parent-style-name="Standard">
      <style:text-properties fo:font-size="9pt" fo:font-weight="normal" officeooo:rsid="004d7589" officeooo:paragraph-rsid="005116eb" fo:background-color="#ffff00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size="15pt" fo:font-weight="bold" officeooo:rsid="0041d3ce" officeooo:paragraph-rsid="0041d3ce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1pt" fo:font-weight="normal" officeooo:rsid="0041d3ce" officeooo:paragraph-rsid="0041d3ce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9pt" fo:font-weight="normal" officeooo:rsid="004d7589" officeooo:paragraph-rsid="005116eb" fo:background-color="#ffff00" style:font-size-asian="9pt" style:font-weight-asian="normal" style:font-size-complex="9pt" style:font-weight-complex="normal"/>
    </style:style>
    <style:style style:name="P27" style:family="paragraph" style:parent-style-name="Standard">
      <style:text-properties fo:font-size="9pt" fo:font-weight="normal" officeooo:rsid="005ca429" officeooo:paragraph-rsid="005ca429" fo:background-color="#81d41a" style:font-size-asian="9pt" style:font-weight-asian="normal" style:font-size-complex="9pt" style:font-weight-complex="normal"/>
    </style:style>
    <style:style style:name="T1" style:family="text">
      <style:text-properties officeooo:rsid="00227edf"/>
    </style:style>
    <style:style style:name="T2" style:family="text">
      <style:text-properties officeooo:rsid="002f3a48"/>
    </style:style>
    <style:style style:name="T3" style:family="text">
      <style:text-properties officeooo:rsid="0037424b"/>
    </style:style>
    <style:style style:name="T4" style:family="text">
      <style:text-properties officeooo:rsid="00408bfe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officeooo:rsid="004d75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6"/>Shopify app -NVZN</text:p>
      <text:p text:style-name="P2"/>
      <text:p text:style-name="P2"/>
      <text:p text:style-name="P2"/>
      <text:p text:style-name="P3">virtual host</text:p>
      <text:p text:style-name="P3"/>
      <text:p text:style-name="P4">sudo mkdir -p /var/www/html/shopsync.test/public</text:p>
      <text:p text:style-name="P4">sudo chown -R $USER:$USER /var/www/html/shopsync.test/public</text:p>
      <text:p text:style-name="P4">sudo chmod -R 755 /var/www/html</text:p>
      <text:p text:style-name="P4">nano /var/www/html/shopsync.test/public/index.html</text:p>
      <text:p text:style-name="P4">sudo cp /etc/apache2/sites-available/000-default.conf /etc/apache2/sites-available/shopsync.test.conf</text:p>
      <text:p text:style-name="P4">sudo nano /etc/apache2/sites-available/shopsync.test.conf</text:p>
      <text:p text:style-name="P10">&lt;VirtualHost *:80&gt;</text:p>
      <text:p text:style-name="P10"><text:s text:c="8"/># The ServerName directive sets the request scheme, hostname and port that</text:p>
      <text:p text:style-name="P10"><text:s text:c="8"/># the server uses to identify itself. This is used when creating</text:p>
      <text:p text:style-name="P10"><text:s text:c="8"/># redirection URLs. In the context of virtual hosts, the ServerName</text:p>
      <text:p text:style-name="P10"><text:s text:c="8"/># specifies what hostname must appear in the request's Host: header to</text:p>
      <text:p text:style-name="P10"><text:s text:c="8"/># match this virtual host. For the default virtual host (this file) this</text:p>
      <text:p text:style-name="P10"><text:s text:c="8"/># value is not decisive as it is used as a last resort host regardless.</text:p>
      <text:p text:style-name="P10"><text:s text:c="8"/># However, you must set it for any further virtual host explicitly.</text:p>
      <text:p text:style-name="P10"><text:s text:c="8"/>#ServerName www.example.com</text:p>
      <text:p text:style-name="P10"/>
      <text:p text:style-name="P10"><text:s text:c="8"/>ServerAdmin webmaster@localhost</text:p>
      <text:p text:style-name="P10"><text:s text:c="8"/>DocumentRoot /var/www/html/shopsync.test/public</text:p>
      <text:p text:style-name="P10"><text:s text:c="8"/>&lt;Directory /var/www/html/shopsync.test/public&gt;</text:p>
      <text:p text:style-name="P10"><text:s text:c="9"/>AllowOverride All</text:p>
      <text:p text:style-name="P10"><text:s text:c="9"/>Require all granted</text:p>
      <text:p text:style-name="P10"><text:s text:c="8"/>&lt;/Directory&gt;</text:p>
      <text:p text:style-name="P10"><text:s text:c="8"/># Available loglevels: trace8, ..., trace1, debug, info, notice, warn,</text:p>
      <text:p text:style-name="P10"><text:s text:c="8"/># error, crit, alert, emerg.</text:p>
      <text:p text:style-name="P10"><text:s text:c="8"/># It is also possible to configure the loglevel for particular</text:p>
      <text:p text:style-name="P10"><text:s text:c="8"/># modules, e.g.</text:p>
      <text:p text:style-name="P10"><text:s text:c="8"/>#LogLevel info ssl:warn</text:p>
      <text:p text:style-name="P10"/>
      <text:p text:style-name="P10"><text:s text:c="8"/>ErrorLog ${APACHE_LOG_DIR}/error.log</text:p>
      <text:p text:style-name="P10"><text:s text:c="8"/>CustomLog ${APACHE_LOG_DIR}/access.log combined</text:p>
      <text:p text:style-name="P10"/>
      <text:p text:style-name="P10"><text:s text:c="8"/># For most configuration files from conf-available/, which are</text:p>
      <text:p text:style-name="P10"><text:s text:c="8"/># enabled or disabled at a global level, it is possible to</text:p>
      <text:p text:style-name="P10"><text:s text:c="8"/># include a line for only one particular virtual host. For example the</text:p>
      <text:p text:style-name="P10"><text:s text:c="8"/># following line enables the CGI configuration for this host only</text:p>
      <text:p text:style-name="P10"><text:s text:c="8"/># after it has been globally disabled with "a2disconf".</text:p>
      <text:p text:style-name="P10"><text:s text:c="8"/>#Include conf-available/serve-cgi-bin.conf</text:p>
      <text:p text:style-name="P10">&lt;/VirtualHost&gt;</text:p>
      <text:p text:style-name="P10"/>
      <text:p text:style-name="P10"># vim: syntax=apache ts=4 sw=4 sts=4 sr noet</text:p>
      <text:p text:style-name="P4"/>
      <text:p text:style-name="P4">sudo a2ensite shopsync.test.conf</text:p>
      <text:p text:style-name="P4">sudo systemctl restart apache2</text:p>
      <text:p text:style-name="P4"><text:span text:style-name="T1">s</text:span>udo a2dissite 000-default.conf</text:p>
      <text:p text:style-name="P4">Site 000-default already disabled</text:p>
      <text:p text:style-name="P4"/>
      <text:p text:style-name="P11">sudo nano /etc/hosts</text:p>
      <text:p text:style-name="P10">127.0.1.1 <text:s text:c="6"/>shopsync.test</text:p>
      <text:p text:style-name="P10"/>
      <text:p text:style-name="P4">sudo systemctl restart apache2</text:p>
      <text:p text:style-name="P4"><text:span text:style-name="T1">s</text:span>udo nano /etc/apache2/sites-available/shopsync.test.conf</text:p>
      <text:p text:style-name="P4"><text:line-break/><text:line-break/><text:line-break/><text:soft-page-break/><text:line-break/></text:p>
      <text:p text:style-name="P5">follow tutorial for setup of shopify -laravel integration<text:line-break/><text:line-break/><text:a xlink:type="simple" xlink:href="https://www.youtube.com/watch?v=0SF0S2wn3cM" text:style-name="Internet_20_link" text:visited-style-name="Visited_20_Internet_20_Link">https://www.youtube.com/watch?v=0SF0S2wn3cM</text:a><text:line-break/><text:line-break/><text:a xlink:type="simple" xlink:href="https://github.com/osiset/laravel-shopify/wiki/Installation" text:style-name="Internet_20_link" text:visited-style-name="Visited_20_Internet_20_Link">https://github.com/osiset/laravel-shopify/wiki/Installation</text:a></text:p>
      <text:p text:style-name="P5"/>
      <text:p text:style-name="P5"/>
      <text:p text:style-name="P5"/>
      <text:p text:style-name="P5"><text:a xlink:type="simple" xlink:href="https://shopglu-dev7.myshopify.com/admin/" text:style-name="Internet_20_link" text:visited-style-name="Visited_20_Internet_20_Link">https://shopglu-dev7.myshopify.com/admin/</text:a></text:p>
      <text:p text:style-name="P5"/>
      <text:p text:style-name="P5">login with- <text:s/><text:a xlink:type="simple" xlink:href="mailto:administrator@shopglu.com" text:style-name="Internet_20_link" text:visited-style-name="Visited_20_Internet_20_Link">administrator@shopglu.com</text:a></text:p>
      <text:p text:style-name="P5">p<text:span text:style-name="T2">assword</text:span>: #7Flintfarm</text:p>
      <text:p text:style-name="P5"/>
      <text:p text:style-name="P5"/>
      <text:p text:style-name="P5"/>
      <text:p text:style-name="P5"><text:a xlink:type="simple" xlink:href="https://nvzn-1773.myshopify.com/admin" text:style-name="Internet_20_link" text:visited-style-name="Visited_20_Internet_20_Link">https://nvzn-1773.myshopify.com/admin</text:a></text:p>
      <text:p text:style-name="P5">vajay8679@gmail.com</text:p>
      <text:p text:style-name="P5"><text:a xlink:type="simple" xlink:href="mailto:digi@123" text:style-name="Internet_20_link" text:visited-style-name="Visited_20_Internet_20_Link">digi@123</text:a></text:p>
      <text:p text:style-name="P5"/>
      <text:p text:style-name="P5"/>
      <text:p text:style-name="P5">Github </text:p>
      <text:p text:style-name="P5">deekshainbox100@gmail.com</text:p>
      <text:p text:style-name="P5">Indore@2012</text:p>
      <text:p text:style-name="P5"><text:a xlink:type="simple" xlink:href="https://github.com/aakashverma12/shopsync" text:style-name="Internet_20_link" text:visited-style-name="Visited_20_Internet_20_Link">https://github.com/aakashverma12/shopsync</text:a></text:p>
      <text:p text:style-name="P5"/>
      <text:p text:style-name="P5"/>
      <text:p text:style-name="P5"/>
      <text:p text:style-name="P5"><text:a xlink:type="simple" xlink:href="https://cpriego.github.io/valet-linux/" text:style-name="Internet_20_link" text:visited-style-name="Visited_20_Internet_20_Link">https://cpriego.github.io/valet-linux/</text:a></text:p>
      <text:p text:style-name="P5"/>
      <text:p text:style-name="P5"/>
      <text:p text:style-name="P5"/>
      <text:p text:style-name="P5"/>
      <text:p text:style-name="P5"><text:span text:style-name="T3">1. </text:span>composer create-project --prefer-dist laravel/laravel shopsync.test</text:p>
      <text:p text:style-name="P5"><text:span text:style-name="T3">2.</text:span> cd shopsync.test</text:p>
      <text:p text:style-name="P5"><text:span text:style-name="T3">3. </text:span>composer require osiset/laravel-shopify</text:p>
      <text:p text:style-name="P5"><text:span text:style-name="T3">4. </text:span>php artisan vendor:publish –tag=shopify-config</text:p>
      <text:p text:style-name="P5"><text:span text:style-name="T3">5. </text:span>php artisan vendor:publish –tag=shopify-migrations</text:p>
      <text:p text:style-name="P5"><text:span text:style-name="T3">6. </text:span>php artisan migrate</text:p>
      <text:p text:style-name="P5"/>
      <text:p text:style-name="P5"/>
      <text:p text:style-name="P6">home.blade.php</text:p>
      <text:p text:style-name="P6"/>
      <text:p text:style-name="P6">app.blade.php</text:p>
      <text:p text:style-name="P6"/>
      <text:p text:style-name="P12">{{ asset('assets/css/app.css') }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<text:span text:style-name="T4">Our Repo </text:span>Internal -</text:p>
      <text:p text:style-name="P7"/>
      <text:p text:style-name="P7"><text:span text:style-name="T4">FOLDER NAME - </text:span>ShopifyAppNVZNInternal</text:p>
      <text:p text:style-name="P9">/var/www/html/vijay/internal/<text:span text:style-name="T5">ShopifyAppNVZNInternal</text:span></text:p>
      <text:p text:style-name="P15"/>
      <text:p text:style-name="P14"><text:span text:style-name="T4">cd </text:span>Documents/ShopifyAppNVZNInternal</text:p>
      <text:p text:style-name="P8">git status</text:p>
      <text:p text:style-name="P8">git branch</text:p>
      <text:p text:style-name="P8">git pull</text:p>
      <text:p text:style-name="P16">shubhras</text:p>
      <text:p text:style-name="P20">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</text:p>
      <text:p text:style-name="P18"/>
      <text:p text:style-name="P18"/>
      <text:p text:style-name="P22"/>
      <text:p text:style-name="P22"/>
      <text:p text:style-name="P24">CLIENT REPO - </text:p>
      <text:p text:style-name="P24"/>
      <text:p text:style-name="P23">dev , master branch</text:p>
      <text:p text:style-name="P23">dell@dell-Latitude-3410:~/Documents/nvzn/nvzn-shopify-artapp-frontend-01dec-2022$ git branch</text:p>
      <text:p text:style-name="P23">* dev</text:p>
      <text:p text:style-name="P23"><text:s text:c="2"/>master</text:p>
      <text:p text:style-name="P23"/>
      <text:p text:style-name="P27">git push origin <text:span text:style-name="T6">dev_feb15</text:span></text:p>
      <text:p text:style-name="P23"/>
      <text:p text:style-name="P23">git pull origin dev</text:p>
      <text:p text:style-name="P23"/>
      <text:p text:style-name="P25">FOLDER NAME – nvzn-shopify-artapp-frontend</text:p>
      <text:p text:style-name="P25"/>
      <text:p text:style-name="P21">cd Documents/nvzn-shopify-artapp-frontend</text:p>
      <text:p text:style-name="P21">git status</text:p>
      <text:p text:style-name="P21">git branch</text:p>
      <text:p text:style-name="P21">git add .</text:p>
      <text:p text:style-name="P21">git commit -am "All file changes on oct7"</text:p>
      <text:p text:style-name="P21">git pull</text:p>
      <text:p text:style-name="P21">git push</text:p>
      <text:p text:style-name="P17">shubhras</text:p>
      <text:p text:style-name="P20">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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4:35:06.548574902</meta:creation-date>
    <dc:date>2023-02-16T14:37:14.248236474</dc:date>
    <meta:editing-duration>PT1H52M44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3" meta:paragraph-count="94" meta:word-count="382" meta:character-count="3669" meta:non-whitespace-character-count="3109"/>
  </office:meta>
</office:document-meta>
</file>